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00">
      <style:table-cell-properties fo:wrap-option="wrap" style:vertical-align="middle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8">
      <style:table-cell-properties fo:wrap-option="wrap"/>
      <style:text-properties style:font-name="FreeSans1" fo:font-size="11pt" style:font-size-asian="11pt" style:font-size-complex="11pt"/>
    </style:style>
    <style:style style:name="ce4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  <table:table-cell table:number-columns-repeated="2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4-29" calcext:value-type="date">
            <text:p>29.04.2022</text:p>
          </table:table-cell>
          <table:table-cell office:value-type="currency" office:currency="UAH" office:value="10817.52" calcext:value-type="currency">
            <text:p>10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заземлення в сараї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216" calcext:value-type="currency">
            <text:p>2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, кабелю в сарай, двере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1410" calcext:value-type="currency">
            <text:p>1 4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5833" calcext:value-type="currency">
            <text:p>5 83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7294" calcext:value-type="currency">
            <text:p>7 29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06" calcext:value-type="date">
            <text:p>06.05.2022</text:p>
          </table:table-cell>
          <table:table-cell office:value-type="currency" office:currency="UAH" office:value="10823.52" calcext:value-type="currency">
            <text:p>10 82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ідмостки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6929" calcext:value-type="currency">
            <text:p>6 9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роботи по електиці в сарай і водогін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14000" calcext:value-type="currency">
            <text:p>14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а-клей</text:p>
          </table:table-cell>
          <table:table-cell office:value-type="date" office:date-value="2022-05-09" calcext:value-type="date">
            <text:p>09.05.2022</text:p>
          </table:table-cell>
          <table:table-cell office:value-type="currency" office:currency="UAH" office:value="460" calcext:value-type="currency">
            <text:p>4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опластикові вікна</text:p>
          </table:table-cell>
          <table:table-cell office:value-type="date" office:date-value="2022-05-10" calcext:value-type="date">
            <text:p>10.05.2022</text:p>
          </table:table-cell>
          <table:table-cell office:value-type="currency" office:currency="UAH" office:value="14926" calcext:value-type="currency">
            <text:p>14 9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12" calcext:value-type="date">
            <text:p>12.05.2022</text:p>
          </table:table-cell>
          <table:table-cell office:value-type="currency" office:currency="UAH" office:value="1629.79" calcext:value-type="currency">
            <text:p>1 6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мки та інше</text:p>
          </table:table-cell>
          <table:table-cell office:value-type="date" office:date-value="2022-05-13" calcext:value-type="date">
            <text:p>13.05.2022</text:p>
          </table:table-cell>
          <table:table-cell office:value-type="currency" office:currency="UAH" office:value="6174.14" calcext:value-type="currency">
            <text:p>6 1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кладку фронтонів</text:p>
          </table:table-cell>
          <table:table-cell office:value-type="date" office:date-value="2022-05-14" calcext:value-type="date">
            <text:p>14.05.2022</text:p>
          </table:table-cell>
          <table:table-cell office:value-type="currency" office:currency="UAH" office:value="20500" calcext:value-type="currency">
            <text:p>20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ріт, електрод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619" calcext:value-type="currency">
            <text:p>1 61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винти, гайк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30" calcext:value-type="currency">
            <text:p>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закінчення покрівля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утеплення і штукатурку фундамента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5000" calcext:value-type="currency">
            <text:p>15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обшивки коробки даху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21455" calcext:value-type="currency">
            <text:p>21 45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Тротуарна плитка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13962" calcext:value-type="currency">
            <text:p>13 9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ордюри і жолоба</text:p>
          </table:table-cell>
          <table:table-cell office:value-type="date" office:date-value="2022-05-26" calcext:value-type="date">
            <text:p>26.05.2022</text:p>
          </table:table-cell>
          <table:table-cell office:value-type="currency" office:currency="UAH" office:value="20144" calcext:value-type="currency">
            <text:p>20 1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00 м</text:p>
          </table:table-cell>
          <table:table-cell office:value-type="date" office:date-value="2022-05-27" calcext:value-type="date">
            <text:p>27.05.2022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ніпулятор (додатково за об’їзд)</text:p>
          </table:table-cell>
          <table:table-cell office:value-type="date" office:date-value="2022-05-28" calcext:value-type="date">
            <text:p>28.05.2022</text:p>
          </table:table-cell>
          <table:table-cell office:value-type="currency" office:currency="UAH" office:value="1000" calcext:value-type="currency">
            <text:p>1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інь (5,17т) + доставка</text:p>
          </table:table-cell>
          <table:table-cell office:value-type="date" office:date-value="2022-06-03" calcext:value-type="date">
            <text:p>03.06.2022</text:p>
          </table:table-cell>
          <table:table-cell office:value-type="currency" office:currency="UAH" office:value="4515.6" calcext:value-type="currency">
            <text:p>4 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герметик, олівці</text:p>
          </table:table-cell>
          <table:table-cell office:value-type="date" office:date-value="2022-06-07" calcext:value-type="date">
            <text:p>07.06.2022</text:p>
          </table:table-cell>
          <table:table-cell office:value-type="currency" office:currency="UAH" office:value="895" calcext:value-type="currency">
            <text:p>89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М500 20 мішків + доставка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ист оцинкований фарбований 1х1,25м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380" calcext:value-type="currency">
            <text:p>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(7,69т), щебінь (7,51т) + доставка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10298.15" calcext:value-type="currency">
            <text:p>10 2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ник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20 мішків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1500" calcext:value-type="currency">
            <text:p>1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на одні двері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238" calcext:value-type="currency">
            <text:p>2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Арматура 126м, кутники 24м, труба 6м, цемент 22 мішки + доставка</text:p>
          </table:table-cell>
          <table:table-cell table:style-name="ce22" office:value-type="date" office:date-value="2022-06-13" calcext:value-type="date">
            <text:p>13.06.2022</text:p>
          </table:table-cell>
          <table:table-cell table:style-name="ce32" office:value-type="currency" office:currency="UAH" office:value="9040" calcext:value-type="currency">
            <text:p>9 040 грн.</text:p>
          </table:table-cell>
          <table:table-cell table:style-name="ce36" office:value-type="string" calcext:value-type="string">
            <text:p>Так</text:p>
          </table:table-cell>
          <table:table-cell table:style-name="ce42" table:number-columns-repeated="3"/>
          <table:table-cell table:style-name="ce43" table:number-columns-repeated="1017"/>
        </table:table-row>
        <table:table-row table:style-name="ro2">
          <table:table-cell office:value-type="string" calcext:value-type="string">
            <text:p>Дюбель нейлоновий 16 шт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291.2" calcext:value-type="currency">
            <text:p>29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2,7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94.5" calcext:value-type="currency">
            <text:p>95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юбелі та шурупи на двоє дверей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1352" calcext:value-type="currency">
            <text:p>1 35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10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300" calcext:value-type="currency">
            <text:p>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оботи по установці жолобів і бетонної основи відмостки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37600" calcext:value-type="currency">
            <text:p>37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заїздам у гаражі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8500" calcext:value-type="currency">
            <text:p>8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280" calcext:value-type="currency">
            <text:p>2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40х40х4 18м, порізка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1693.41" calcext:value-type="currency">
            <text:p>1 6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Труба 32х2,8 3м, порізка</text:p>
          </table:table-cell>
          <table:table-cell office:value-type="date" office:date-value="2022-06-16" calcext:value-type="date">
            <text:p>16.06.2022</text:p>
          </table:table-cell>
          <table:table-cell office:value-type="currency" office:currency="UAH" office:value="908.5" calcext:value-type="currency">
            <text:p>90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мент, сітки, клей</text:p>
          </table:table-cell>
          <table:table-cell office:value-type="date" office:date-value="2022-06-18" calcext:value-type="date">
            <text:p>18.06.2022</text:p>
          </table:table-cell>
          <table:table-cell office:value-type="currency" office:currency="UAH" office:value="2816" calcext:value-type="currency">
            <text:p>2 81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Алмазний диск</text:p>
          </table:table-cell>
          <table:table-cell office:value-type="date" office:date-value="2022-06-24" calcext:value-type="date">
            <text:p>24.06.2022</text:p>
          </table:table-cell>
          <table:table-cell office:value-type="currency" office:currency="UAH" office:value="619" calcext:value-type="currency">
            <text:p>6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сок річковий (4,68т) + доставка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2942.2" calcext:value-type="currency">
            <text:p>2 9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фарба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418.6" calcext:value-type="currency">
            <text:p>4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і шуруп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910.4" calcext:value-type="currency">
            <text:p>1 91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айб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2" calcext:value-type="currency">
            <text:p>1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660" calcext:value-type="currency">
            <text:p>66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5 мішків</text:p>
          </table:table-cell>
          <table:table-cell office:value-type="date" office:date-value="2022-06-29" calcext:value-type="date">
            <text:p>29.06.2022</text:p>
          </table:table-cell>
          <table:table-cell office:value-type="currency" office:currency="UAH" office:value="825" calcext:value-type="currency">
            <text:p>8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1" calcext:value-type="date">
            <text:p>01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4" calcext:value-type="date">
            <text:p>04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тротуарна з доставкою</text:p>
          </table:table-cell>
          <table:table-cell office:value-type="date" office:date-value="2022-07-06" calcext:value-type="date">
            <text:p>06.07.2022</text:p>
          </table:table-cell>
          <table:table-cell office:value-type="currency" office:currency="UAH" office:value="5967" calcext:value-type="currency">
            <text:p>5 96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еталі водостічної системи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233" calcext:value-type="currency">
            <text:p>22 2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цоколя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3671" calcext:value-type="currency">
            <text:p>3 67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, різне, доставка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04" calcext:value-type="currency">
            <text:p>2 20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і сажлтруски для пічки+доставка</text:p>
          </table:table-cell>
          <table:table-cell office:value-type="date" office:date-value="2022-07-14" calcext:value-type="date">
            <text:p>14.07.2022</text:p>
          </table:table-cell>
          <table:table-cell table:formula="of:=4999+375" office:value-type="currency" office:currency="UAH" office:value="5374" calcext:value-type="currency">
            <text:p>5 37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уміш вогнетривка 6 мішків, цемент 2 мішки</text:p>
          </table:table-cell>
          <table:table-cell office:value-type="date" office:date-value="2022-07-14" calcext:value-type="date">
            <text:p>14.07.2022</text:p>
          </table:table-cell>
          <table:table-cell table:formula="of:=996+125" office:value-type="currency" office:currency="UAH" office:value="1121" calcext:value-type="currency">
            <text:p>1 12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вогнетривка 50 шт</text:p>
          </table:table-cell>
          <table:table-cell office:value-type="date" office:date-value="2022-07-15" calcext:value-type="date">
            <text:p>15.07.2022</text:p>
          </table:table-cell>
          <table:table-cell office:value-type="currency" office:currency="UAH" office:value="3250" calcext:value-type="currency">
            <text:p>3 2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укладці плитки, коробочці, дверям</text:p>
          </table:table-cell>
          <table:table-cell office:value-type="date" office:date-value="2022-07-17" calcext:value-type="date">
            <text:p>17.07.2022</text:p>
          </table:table-cell>
          <table:table-cell office:value-type="currency" office:currency="UAH" office:value="50800" calcext:value-type="currency">
            <text:p>50 8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шурупи для вікон</text:p>
          </table:table-cell>
          <table:table-cell office:value-type="date" office:date-value="2022-07-19" calcext:value-type="date">
            <text:p>19.07.2022</text:p>
          </table:table-cell>
          <table:table-cell office:value-type="currency" office:currency="UAH" office:value="50.4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деталі</text:p>
          </table:table-cell>
          <table:table-cell office:value-type="date" office:date-value="2022-07-20" calcext:value-type="date">
            <text:p>20.07.2022</text:p>
          </table:table-cell>
          <table:table-cell office:value-type="currency" office:currency="UAH" office:value="79" calcext:value-type="currency">
            <text:p>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Щиток для електрики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38" calcext:value-type="currency">
            <text:p>23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ведра, таз, скоба, щітка)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519" calcext:value-type="currency">
            <text:p>2 5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двіконня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1520" calcext:value-type="currency">
            <text:p>1 52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table:style-name="ce14" office:value-type="string" calcext:value-type="string">
            <text:p>Дріт ПВС 44м, труба ПЕ 35м</text:p>
          </table:table-cell>
          <table:table-cell office:value-type="date" office:date-value="2022-07-23" calcext:value-type="date">
            <text:p>23.07.2022</text:p>
          </table:table-cell>
          <table:table-cell office:value-type="currency" office:currency="UAH" office:value="3687" calcext:value-type="currency">
            <text:p>3 68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5" calcext:value-type="date">
            <text:p>25.07.2022</text:p>
          </table:table-cell>
          <table:table-cell office:value-type="currency" office:currency="UAH" office:value="30502" calcext:value-type="currency">
            <text:p>30 50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table:style-name="ce14" office:value-type="string" calcext:value-type="string">
            <text:p>Металопластикові двері, 2 шт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4000" calcext:value-type="currency">
            <text:p>24 0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дюбелі, скоби, малярна стрічка)</text:p>
          </table:table-cell>
          <table:table-cell office:value-type="date" office:date-value="2022-07-26" calcext:value-type="date">
            <text:p>26.07.2022</text:p>
          </table:table-cell>
          <table:table-cell office:value-type="currency" office:currency="UAH" office:value="356" calcext:value-type="currency">
            <text:p>3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ізні матеріали (рукавиці, таз, шпателі, скоби, маяки)</text:p>
          </table:table-cell>
          <table:table-cell office:value-type="date" office:date-value="2022-07-27" calcext:value-type="date">
            <text:p>27.07.2022</text:p>
          </table:table-cell>
          <table:table-cell office:value-type="currency" office:currency="UAH" office:value="1268" calcext:value-type="currency">
            <text:p>1 26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8254" calcext:value-type="currency">
            <text:p>8 25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олеса для драбини, ніж, шурупи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тукатурка Ротбан 4 мішки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252" calcext:value-type="currency">
            <text:p>1 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ретворювач іржи, фарба термостійка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541" calcext:value-type="currency">
            <text:p>1 54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для перемичок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49.7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 table:number-rows-repeated="7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29])" office:value-type="currency" office:currency="UAH" office:value="1736204.98" calcext:value-type="currency">
            <text:p>1 736 205 грн.</text:p>
          </table:table-cell>
          <table:table-cell table:number-columns-repeated="1021"/>
        </table:table-row>
        <table:table-row table:style-name="ro2" table:number-rows-repeated="10483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23:15:47.89205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08-01T00:49:49.899135427</dc:date>
    <dc:creator>Віталій </dc:creator>
    <meta:editing-duration>PT3H43M46S</meta:editing-duration>
    <meta:editing-cycles>54</meta:editing-cycles>
    <meta:document-statistic meta:table-count="1" meta:cell-count="849" meta:object-count="0"/>
  </office:meta>
</office:document-meta>
</file>